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62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76.92mm"/>
    </style:style>
    <style:style style:name="co7" style:family="table-column">
      <style:table-column-properties fo:break-before="auto" style:column-width="47.94mm"/>
    </style:style>
    <style:style style:name="co8" style:family="table-column">
      <style:table-column-properties fo:break-before="auto" style:column-width="34.24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83.84mm"/>
    </style:style>
    <style:style style:name="co13" style:family="table-column">
      <style:table-column-properties fo:break-before="auto" style:column-width="104.53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6.55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18.98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18.17mm"/>
    </style:style>
    <style:style style:name="co23" style:family="table-column">
      <style:table-column-properties fo:break-before="auto" style:column-width="57.56mm"/>
    </style:style>
    <style:style style:name="co24" style:family="table-column">
      <style:table-column-properties fo:break-before="auto" style:column-width="93.66mm"/>
    </style:style>
    <style:style style:name="co25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99.06mm"/>
    </style:style>
    <style:style style:name="co27" style:family="table-column">
      <style:table-column-properties fo:break-before="auto" style:column-width="7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  <table:content-validation table:name="val2" table:base-cell-address="StructureEdit.T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2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3" office:value-type="string" calcext:value-type="string">
            <text:p>/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office:value-type="string" calcext:value-type="string">
            <text:p>Defines product folder structure</text:p>
          </table:table-cell>
          <table:table-cell table:style-name="ce6" office:value-type="string" calcext:value-type="string">
            <text:p>PRDFLDDEF</text:p>
          </table:table-cell>
          <table:table-cell table:style-name="ce6" office:value-type="string" calcext:value-type="string">
            <text:p>df_folder_prd.ods</text:p>
          </table:table-cell>
          <table:table-cell table:style-name="ce6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./templates/df_folder_prd.ods" calcext:value-type="string">
            <text:p>../templates/df_folder_prd.ods</text:p>
          </table:table-cell>
          <table:table-cell table:style-name="ce8" table:formula="of:=IF(LEN([.G2])&gt;0;HYPERLINK([.G2];[.C2]);&quot;&quot;)" office:value-type="string" office:string-value="df_folder_prd.ods" calcext:value-type="string">
            <text:p>df_folder_prd.ods</text:p>
          </table:table-cell>
        </table:table-row>
        <table:table-row table:style-name="ro1">
          <table:table-cell table:style-name="ce6" office:value-type="string" calcext:value-type="string">
            <text:p>Contains product id and parameters</text:p>
          </table:table-cell>
          <table:table-cell table:style-name="ce6" office:value-type="string" calcext:value-type="string">
            <text:p>PRDCFG</text:p>
          </table:table-cell>
          <table:table-cell table:style-name="ce6" office:value-type="string" calcext:value-type="string">
            <text:p>df_item_prd.ods</text:p>
          </table:table-cell>
          <table:table-cell table:style-name="ce6" table:number-columns-repeated="2"/>
          <table:table-cell table:style-name="ce7"/>
          <table:table-cell table:style-name="ce7" table:formula="of:=IF(LEN([.C3])&gt;0;CONCATENATE([$Parameters.$B$3];[.F3];[$Parameters.$B$4];[.C3]);&quot;&quot;)" office:value-type="string" office:string-value="../templates/df_item_prd.ods" calcext:value-type="string">
            <text:p>../templates/df_item_prd.ods</text:p>
          </table:table-cell>
          <table:table-cell table:style-name="ce8" table:formula="of:=IF(LEN([.G3])&gt;0;HYPERLINK([.G3];[.C3]);&quot;&quot;)" office:value-type="string" office:string-value="df_item_prd.ods" calcext:value-type="string">
            <text:p>df_item_prd.ods</text:p>
          </table:table-cell>
        </table:table-row>
        <table:table-row table:style-name="ro1">
          <table:table-cell table:style-name="ce6" office:value-type="string" calcext:value-type="string">
            <text:p>List of products</text:p>
          </table:table-cell>
          <table:table-cell table:style-name="ce6" office:value-type="string" calcext:value-type="string">
            <text:p>PRDLIST</text:p>
          </table:table-cell>
          <table:table-cell table:style-name="ce6" office:value-type="string" calcext:value-type="string">
            <text:p>df_list_prd.ods</text:p>
          </table:table-cell>
          <table:table-cell table:style-name="ce6" table:number-columns-repeated="2"/>
          <table:table-cell table:style-name="ce7"/>
          <table:table-cell table:style-name="ce7" table:formula="of:=IF(LEN([.C4])&gt;0;CONCATENATE([$Parameters.$B$3];[.F4];[$Parameters.$B$4];[.C4]);&quot;&quot;)" office:value-type="string" office:string-value="../templates/df_list_prd.ods" calcext:value-type="string">
            <text:p>../templates/df_list_prd.ods</text:p>
          </table:table-cell>
          <table:table-cell table:style-name="ce8" table:formula="of:=IF(LEN([.G4])&gt;0;HYPERLINK([.G4];[.C4]);&quot;&quot;)" office:value-type="string" office:string-value="df_list_prd.ods" calcext:value-type="string">
            <text:p>df_list_prd.ods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office:value-type="string" calcext:value-type="string">
            <text:p>df_item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Contains product id and parameters</text:p>
          </table:table-cell>
          <table:table-cell table:style-name="ce6" table:content-validation-name="val2" office:value-type="string" calcext:value-type="string">
            <text:p>Contains the information and parameters of the project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f_folder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Defines product folder structure</text:p>
          </table:table-cell>
          <table:table-cell table:style-name="ce6" table:content-validation-name="val2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1_Specs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product/subsystem specificatio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2_ValidationPlan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validation plan of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3_Design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design activities informatio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4_IntegrationPlan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integration plan for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5_Implementation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implementation details for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6_UnitTest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unitary tests of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7_IntegrationTest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integration plan of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8_SystemTest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the system-level-tests of the product/system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9_SubSystems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information about the subsystems of current system/product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df_folder.ods</text:p>
          </table:table-cell>
          <table:table-cell table:style-name="ce6" table:number-columns-repeated="16"/>
          <table:table-cell table:style-name="ce6" table:content-validation-name="val1" office:value-type="string" calcext:value-type="string">
            <text:p>Defines product folder structure</text:p>
          </table:table-cell>
          <table:table-cell table:style-name="ce6" table:content-validation-name="val2" office:value-type="string" calcext:value-type="string">
            <text:p>Defines subsystem folder structure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df_list.ods</text:p>
          </table:table-cell>
          <table:table-cell table:style-name="ce6" table:number-columns-repeated="16"/>
          <table:table-cell table:style-name="ce6" table:content-validation-name="val1" office:value-type="string" calcext:value-type="string">
            <text:p>List of products</text:p>
          </table:table-cell>
          <table:table-cell table:style-name="ce6" table:content-validation-name="val2" office:value-type="string" calcext:value-type="string">
            <text:p>List of subsystems</text:p>
          </table:table-cell>
          <table:table-cell table:number-columns-repeated="1004"/>
        </table:table-row>
        <table:table-row table:style-name="ro1" table:number-rows-repeated="4">
          <table:table-cell table:style-name="ce6" table:number-columns-repeated="18"/>
          <table:table-cell table:style-name="ce6" table:content-validation-name="val1"/>
          <table:table-cell table:style-name="ce6" table:content-validation-name="val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df_item.ods" calcext:value-type="string">
            <text:p>df_item.ods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df_item.ods" calcext:value-type="string">
            <text:p>df_item.ods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df_item.ods" calcext:value-type="string">
            <text:p>df_item.ods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df_item.ods" calcext:value-type="string">
            <text:p>df_item.ods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df_item.ods" calcext:value-type="string">
            <text:p>df_item.ods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df_item.ods" calcext:value-type="string">
            <text:p>df_item.ods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df_item.ods" calcext:value-type="string">
            <text:p>df_item.ods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df_item.ods" calcext:value-type="string">
            <text:p>df_item.ods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df_item.ods" calcext:value-type="string">
            <text:p>df_item.ods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df_item.ods" calcext:value-type="string">
            <text:p>df_item.ods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df_item.ods" calcext:value-type="string">
            <text:p>df_item.ods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df_item.ods" calcext:value-type="string">
            <text:p>df_item.ods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df_item.ods" calcext:value-type="string">
            <text:p>df_item.ods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df_item.ods" calcext:value-type="string">
            <text:p>df_item.ods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df_item.ods" calcext:value-type="string">
            <text:p>df_item.ods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df_item.ods" calcext:value-type="string">
            <text:p>df_item.ods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df_item.ods" calcext:value-type="string">
            <text:p>df_item.ods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df_item.ods" calcext:value-type="string">
            <text:p>/df_item.ods</text:p>
          </table:table-cell>
          <table:table-cell table:style-name="ce14" table:formula="of:=IF(LEN([StructureEdit.T2])&gt;0;[StructureEdit.T2];&quot;&quot;)" office:value-type="string" office:string-value="Contains the information and parameters of the project." calcext:value-type="string">
            <text:p>Contains the information and parameters of the project.</text:p>
          </table:table-cell>
          <table:table-cell table:style-name="ce7" table:formula="of:=IF(LEN([StructureEdit.S2])&gt;0;[StructureEdit.S2];&quot;&quot;)" office:value-type="string" office:string-value="Contains product id and parameters" calcext:value-type="string">
            <text:p>Contains product id and parameters</text:p>
          </table:table-cell>
          <table:table-cell table:style-name="ce7" table:formula="of:=IF(LEN([.T2])&gt;0;VLOOKUP([.T2];[$Templates.$A$2:.$H$100];7;0);&quot;&quot;)" office:value-type="string" office:string-value="../templates/df_item_prd.ods" calcext:value-type="string">
            <text:p>../templates/df_item_prd.ods</text:p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4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7" table:formula="of:=IF(LEN([StructureEdit.S3])&gt;0;[StructureEdit.S3];&quot;&quot;)" office:value-type="string" office:string-value="Defines product folder structure" calcext:value-type="string">
            <text:p>Defines product folder structure</text:p>
          </table:table-cell>
          <table:table-cell table:style-name="ce7" table:formula="of:=IF(LEN([.T3])&gt;0;VLOOKUP([.T3];[$Templates.$A$2:.$H$100];7;0);&quot;&quot;)" office:value-type="string" office:string-value="../templates/df_folder_prd.ods" calcext:value-type="string">
            <text:p>../templates/df_folder_prd.ods</text:p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01_Specs" calcext:value-type="string">
            <text:p>01_Spec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01_Specs" calcext:value-type="string">
            <text:p>01_Spec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01_Specs" calcext:value-type="string">
            <text:p>01_Spec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01_Specs" calcext:value-type="string">
            <text:p>01_Spec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01_Specs" calcext:value-type="string">
            <text:p>01_Spec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01_Specs" calcext:value-type="string">
            <text:p>01_Spec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01_Specs" calcext:value-type="string">
            <text:p>01_Spec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01_Specs" calcext:value-type="string">
            <text:p>01_Spec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01_Specs" calcext:value-type="string">
            <text:p>01_Spec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01_Specs" calcext:value-type="string">
            <text:p>01_Spec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01_Specs" calcext:value-type="string">
            <text:p>01_Spec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01_Specs" calcext:value-type="string">
            <text:p>01_Spec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01_Specs" calcext:value-type="string">
            <text:p>01_Spec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01_Specs" calcext:value-type="string">
            <text:p>01_Spec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01_Specs" calcext:value-type="string">
            <text:p>01_Spec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01_Specs" calcext:value-type="string">
            <text:p>01_Spec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01_Specs" calcext:value-type="string">
            <text:p>01_Spec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01_Specs" calcext:value-type="string">
            <text:p>/01_Specs</text:p>
          </table:table-cell>
          <table:table-cell table:style-name="ce14" table:formula="of:=IF(LEN([StructureEdit.T4])&gt;0;[StructureEdit.T4];&quot;&quot;)" office:value-type="string" office:string-value="Contains product/subsystem specification" calcext:value-type="string">
            <text:p>Contains product/subsystem specification</text:p>
          </table:table-cell>
          <table:table-cell table:style-name="ce7" table:formula="of:=IF(LEN([StructureEdit.S4])&gt;0;[StructureEdit.S4];&quot;&quot;)">
            <text:p/>
          </table:table-cell>
          <table:table-cell table:style-name="ce7" table:formula="of:=IF(LEN([.T4])&gt;0;VLOOKUP([.T4];[$Templates.$A$2:.$H$100];7;0);&quot;&quot;)">
            <text:p/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2_ValidationPlan" calcext:value-type="string">
            <text:p>02_ValidationPlan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2_ValidationPlan" calcext:value-type="string">
            <text:p>02_ValidationPlan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2_ValidationPlan" calcext:value-type="string">
            <text:p>02_ValidationPlan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2_ValidationPlan" calcext:value-type="string">
            <text:p>02_ValidationPlan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2_ValidationPlan" calcext:value-type="string">
            <text:p>02_ValidationPlan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2_ValidationPlan" calcext:value-type="string">
            <text:p>02_ValidationPlan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2_ValidationPlan" calcext:value-type="string">
            <text:p>02_ValidationPlan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2_ValidationPlan" calcext:value-type="string">
            <text:p>02_ValidationPlan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2_ValidationPlan" calcext:value-type="string">
            <text:p>02_ValidationPlan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2_ValidationPlan" calcext:value-type="string">
            <text:p>02_ValidationPlan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2_ValidationPlan" calcext:value-type="string">
            <text:p>02_ValidationPlan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2_ValidationPlan" calcext:value-type="string">
            <text:p>02_ValidationPlan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2_ValidationPlan" calcext:value-type="string">
            <text:p>02_ValidationPlan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2_ValidationPlan" calcext:value-type="string">
            <text:p>02_ValidationPlan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2_ValidationPlan" calcext:value-type="string">
            <text:p>02_ValidationPlan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2_ValidationPlan" calcext:value-type="string">
            <text:p>02_ValidationPlan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2_ValidationPlan" calcext:value-type="string">
            <text:p>02_ValidationPlan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 office:value-type="string" office:string-value="/02_ValidationPlan" calcext:value-type="string">
            <text:p>/02_ValidationPlan</text:p>
          </table:table-cell>
          <table:table-cell table:style-name="ce14" table:formula="of:=IF(LEN([StructureEdit.T5])&gt;0;[StructureEdit.T5];&quot;&quot;)" office:value-type="string" office:string-value="Contains the validation plan of the product/system" calcext:value-type="string">
            <text:p>Contains the validation plan of the product/system</text:p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3_Design" calcext:value-type="string">
            <text:p>03_Design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3_Design" calcext:value-type="string">
            <text:p>03_Design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3_Design" calcext:value-type="string">
            <text:p>03_Design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3_Design" calcext:value-type="string">
            <text:p>03_Design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3_Design" calcext:value-type="string">
            <text:p>03_Design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3_Design" calcext:value-type="string">
            <text:p>03_Design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3_Design" calcext:value-type="string">
            <text:p>03_Design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3_Design" calcext:value-type="string">
            <text:p>03_Design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3_Design" calcext:value-type="string">
            <text:p>03_Design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3_Design" calcext:value-type="string">
            <text:p>03_Design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3_Design" calcext:value-type="string">
            <text:p>03_Design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3_Design" calcext:value-type="string">
            <text:p>03_Design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3_Design" calcext:value-type="string">
            <text:p>03_Design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3_Design" calcext:value-type="string">
            <text:p>03_Design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3_Design" calcext:value-type="string">
            <text:p>03_Design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3_Design" calcext:value-type="string">
            <text:p>03_Design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3_Design" calcext:value-type="string">
            <text:p>03_Design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 office:value-type="string" office:string-value="/03_Design" calcext:value-type="string">
            <text:p>/03_Design</text:p>
          </table:table-cell>
          <table:table-cell table:style-name="ce14" table:formula="of:=IF(LEN([StructureEdit.T6])&gt;0;[StructureEdit.T6];&quot;&quot;)" office:value-type="string" office:string-value="Contains the design activities information" calcext:value-type="string">
            <text:p>Contains the design activities information</text:p>
          </table:table-cell>
          <table:table-cell table:style-name="ce7" table:formula="of:=IF(LEN([StructureEdit.S6])&gt;0;[StructureEdit.S6];&quot;&quot;)">
            <text:p/>
          </table:table-cell>
          <table:table-cell table:style-name="ce7" table:formula="of:=IF(LEN([.T6])&gt;0;VLOOKUP([.T6];[$Templates.$A$2:.$H$100];7;0);&quot;&quot;)">
            <text:p/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4_IntegrationPlan" calcext:value-type="string">
            <text:p>04_IntegrationPlan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4_IntegrationPlan" calcext:value-type="string">
            <text:p>04_IntegrationPlan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4_IntegrationPlan" calcext:value-type="string">
            <text:p>04_IntegrationPlan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4_IntegrationPlan" calcext:value-type="string">
            <text:p>04_IntegrationPlan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4_IntegrationPlan" calcext:value-type="string">
            <text:p>04_IntegrationPlan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4_IntegrationPlan" calcext:value-type="string">
            <text:p>04_IntegrationPlan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4_IntegrationPlan" calcext:value-type="string">
            <text:p>04_IntegrationPlan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4_IntegrationPlan" calcext:value-type="string">
            <text:p>04_IntegrationPlan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4_IntegrationPlan" calcext:value-type="string">
            <text:p>04_IntegrationPlan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4_IntegrationPlan" calcext:value-type="string">
            <text:p>04_IntegrationPlan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4_IntegrationPlan" calcext:value-type="string">
            <text:p>04_IntegrationPlan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4_IntegrationPlan" calcext:value-type="string">
            <text:p>04_IntegrationPlan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4_IntegrationPlan" calcext:value-type="string">
            <text:p>04_IntegrationPlan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4_IntegrationPlan" calcext:value-type="string">
            <text:p>04_IntegrationPlan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4_IntegrationPlan" calcext:value-type="string">
            <text:p>04_IntegrationPlan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4_IntegrationPlan" calcext:value-type="string">
            <text:p>04_IntegrationPlan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4_IntegrationPlan" calcext:value-type="string">
            <text:p>04_IntegrationPlan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 office:value-type="string" office:string-value="/04_IntegrationPlan" calcext:value-type="string">
            <text:p>/04_IntegrationPlan</text:p>
          </table:table-cell>
          <table:table-cell table:style-name="ce14" table:formula="of:=IF(LEN([StructureEdit.T7])&gt;0;[StructureEdit.T7];&quot;&quot;)" office:value-type="string" office:string-value="Contains the integration plan for the product/system" calcext:value-type="string">
            <text:p>Contains the integration plan for the product/system</text:p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5_Implementation" calcext:value-type="string">
            <text:p>05_Implementation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5_Implementation" calcext:value-type="string">
            <text:p>05_Implementation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5_Implementation" calcext:value-type="string">
            <text:p>05_Implementation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5_Implementation" calcext:value-type="string">
            <text:p>05_Implementation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5_Implementation" calcext:value-type="string">
            <text:p>05_Implementation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5_Implementation" calcext:value-type="string">
            <text:p>05_Implementation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5_Implementation" calcext:value-type="string">
            <text:p>05_Implementation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5_Implementation" calcext:value-type="string">
            <text:p>05_Implementation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5_Implementation" calcext:value-type="string">
            <text:p>05_Implementation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5_Implementation" calcext:value-type="string">
            <text:p>05_Implementation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5_Implementation" calcext:value-type="string">
            <text:p>05_Implementation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5_Implementation" calcext:value-type="string">
            <text:p>05_Implementation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5_Implementation" calcext:value-type="string">
            <text:p>05_Implementation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5_Implementation" calcext:value-type="string">
            <text:p>05_Implementation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5_Implementation" calcext:value-type="string">
            <text:p>05_Implementation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5_Implementation" calcext:value-type="string">
            <text:p>05_Implementation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5_Implementation" calcext:value-type="string">
            <text:p>05_Implementation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 office:value-type="string" office:string-value="/05_Implementation" calcext:value-type="string">
            <text:p>/05_Implementation</text:p>
          </table:table-cell>
          <table:table-cell table:style-name="ce14" table:formula="of:=IF(LEN([StructureEdit.T8])&gt;0;[StructureEdit.T8];&quot;&quot;)" office:value-type="string" office:string-value="Contains the implementation details for the product/system" calcext:value-type="string">
            <text:p>Contains the implementation details for the product/system</text:p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6_UnitTest" calcext:value-type="string">
            <text:p>06_UnitTest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6_UnitTest" calcext:value-type="string">
            <text:p>06_UnitTest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6_UnitTest" calcext:value-type="string">
            <text:p>06_UnitTest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6_UnitTest" calcext:value-type="string">
            <text:p>06_UnitTest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6_UnitTest" calcext:value-type="string">
            <text:p>06_UnitTest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6_UnitTest" calcext:value-type="string">
            <text:p>06_UnitTest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6_UnitTest" calcext:value-type="string">
            <text:p>06_UnitTest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6_UnitTest" calcext:value-type="string">
            <text:p>06_UnitTest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6_UnitTest" calcext:value-type="string">
            <text:p>06_UnitTest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6_UnitTest" calcext:value-type="string">
            <text:p>06_UnitTest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6_UnitTest" calcext:value-type="string">
            <text:p>06_UnitTest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6_UnitTest" calcext:value-type="string">
            <text:p>06_UnitTest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6_UnitTest" calcext:value-type="string">
            <text:p>06_UnitTest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6_UnitTest" calcext:value-type="string">
            <text:p>06_UnitTest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6_UnitTest" calcext:value-type="string">
            <text:p>06_UnitTest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6_UnitTest" calcext:value-type="string">
            <text:p>06_UnitTest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6_UnitTest" calcext:value-type="string">
            <text:p>06_UnitTest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 office:value-type="string" office:string-value="/06_UnitTest" calcext:value-type="string">
            <text:p>/06_UnitTest</text:p>
          </table:table-cell>
          <table:table-cell table:style-name="ce14" table:formula="of:=IF(LEN([StructureEdit.T9])&gt;0;[StructureEdit.T9];&quot;&quot;)" office:value-type="string" office:string-value="Contains the unitary tests of the product/system" calcext:value-type="string">
            <text:p>Contains the unitary tests of the product/system</text:p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7_IntegrationTest" calcext:value-type="string">
            <text:p>07_IntegrationTest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7_IntegrationTest" calcext:value-type="string">
            <text:p>07_IntegrationTest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7_IntegrationTest" calcext:value-type="string">
            <text:p>07_IntegrationTest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7_IntegrationTest" calcext:value-type="string">
            <text:p>07_IntegrationTest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7_IntegrationTest" calcext:value-type="string">
            <text:p>07_IntegrationTest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7_IntegrationTest" calcext:value-type="string">
            <text:p>07_IntegrationTest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7_IntegrationTest" calcext:value-type="string">
            <text:p>07_IntegrationTest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7_IntegrationTest" calcext:value-type="string">
            <text:p>07_IntegrationTest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7_IntegrationTest" calcext:value-type="string">
            <text:p>07_IntegrationTest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7_IntegrationTest" calcext:value-type="string">
            <text:p>07_IntegrationTest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7_IntegrationTest" calcext:value-type="string">
            <text:p>07_IntegrationTest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7_IntegrationTest" calcext:value-type="string">
            <text:p>07_IntegrationTest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7_IntegrationTest" calcext:value-type="string">
            <text:p>07_IntegrationTest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7_IntegrationTest" calcext:value-type="string">
            <text:p>07_IntegrationTest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7_IntegrationTest" calcext:value-type="string">
            <text:p>07_IntegrationTest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7_IntegrationTest" calcext:value-type="string">
            <text:p>07_IntegrationTest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7_IntegrationTest" calcext:value-type="string">
            <text:p>07_IntegrationTest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 office:value-type="string" office:string-value="/07_IntegrationTest" calcext:value-type="string">
            <text:p>/07_IntegrationTest</text:p>
          </table:table-cell>
          <table:table-cell table:style-name="ce14" table:formula="of:=IF(LEN([StructureEdit.T10])&gt;0;[StructureEdit.T10];&quot;&quot;)" office:value-type="string" office:string-value="Contains the integration plan of the product/system" calcext:value-type="string">
            <text:p>Contains the integration plan of the product/system</text:p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8_SystemTest" calcext:value-type="string">
            <text:p>08_SystemTest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8_SystemTest" calcext:value-type="string">
            <text:p>08_SystemTest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8_SystemTest" calcext:value-type="string">
            <text:p>08_SystemTest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8_SystemTest" calcext:value-type="string">
            <text:p>08_SystemTest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8_SystemTest" calcext:value-type="string">
            <text:p>08_SystemTest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8_SystemTest" calcext:value-type="string">
            <text:p>08_SystemTest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8_SystemTest" calcext:value-type="string">
            <text:p>08_SystemTest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8_SystemTest" calcext:value-type="string">
            <text:p>08_SystemTest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8_SystemTest" calcext:value-type="string">
            <text:p>08_SystemTest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8_SystemTest" calcext:value-type="string">
            <text:p>08_SystemTest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8_SystemTest" calcext:value-type="string">
            <text:p>08_SystemTest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8_SystemTest" calcext:value-type="string">
            <text:p>08_SystemTest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8_SystemTest" calcext:value-type="string">
            <text:p>08_SystemTest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8_SystemTest" calcext:value-type="string">
            <text:p>08_SystemTest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8_SystemTest" calcext:value-type="string">
            <text:p>08_SystemTest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8_SystemTest" calcext:value-type="string">
            <text:p>08_SystemTest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8_SystemTest" calcext:value-type="string">
            <text:p>08_SystemTest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 office:value-type="string" office:string-value="/08_SystemTest" calcext:value-type="string">
            <text:p>/08_SystemTest</text:p>
          </table:table-cell>
          <table:table-cell table:style-name="ce14" table:formula="of:=IF(LEN([StructureEdit.T11])&gt;0;[StructureEdit.T11];&quot;&quot;)" office:value-type="string" office:string-value="Contains the system-level-tests of the product/system" calcext:value-type="string">
            <text:p>Contains the system-level-tests of the product/system</text:p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9_SubSystems" calcext:value-type="string">
            <text:p>09_SubSystems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9_SubSystems" calcext:value-type="string">
            <text:p>09_SubSystem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9_SubSystems" calcext:value-type="string">
            <text:p>09_SubSystem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9_SubSystems" calcext:value-type="string">
            <text:p>09_SubSystem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9_SubSystems" calcext:value-type="string">
            <text:p>09_SubSystem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9_SubSystems" calcext:value-type="string">
            <text:p>09_SubSystem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9_SubSystems" calcext:value-type="string">
            <text:p>09_SubSystem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9_SubSystems" calcext:value-type="string">
            <text:p>09_SubSystem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9_SubSystems" calcext:value-type="string">
            <text:p>09_SubSystem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9_SubSystems" calcext:value-type="string">
            <text:p>09_SubSystem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9_SubSystems" calcext:value-type="string">
            <text:p>09_SubSystem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9_SubSystems" calcext:value-type="string">
            <text:p>09_SubSystem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9_SubSystems" calcext:value-type="string">
            <text:p>09_SubSystem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9_SubSystems" calcext:value-type="string">
            <text:p>09_SubSystem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9_SubSystems" calcext:value-type="string">
            <text:p>09_SubSystem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9_SubSystems" calcext:value-type="string">
            <text:p>09_SubSystem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9_SubSystems" calcext:value-type="string">
            <text:p>09_SubSystem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 office:value-type="string" office:string-value="/09_SubSystems" calcext:value-type="string">
            <text:p>/09_SubSystems</text:p>
          </table:table-cell>
          <table:table-cell table:style-name="ce14" table:formula="of:=IF(LEN([StructureEdit.T12])&gt;0;[StructureEdit.T12];&quot;&quot;)" office:value-type="string" office:string-value="Contains information about the subsystems of current system/product" calcext:value-type="string">
            <text:p>Contains information about the subsystems of current system/product</text:p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9_SubSystems" calcext:value-type="string">
            <text:p>09_SubSystems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9_SubSystems/df_folder.ods" calcext:value-type="string">
            <text:p>09_SubSystems/df_folder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 office:value-type="string" office:string-value="/09_SubSystems/df_folder.ods" calcext:value-type="string">
            <text:p>/09_SubSystems/df_folder.ods</text:p>
          </table:table-cell>
          <table:table-cell table:style-name="ce14" table:formula="of:=IF(LEN([StructureEdit.T13])&gt;0;[StructureEdit.T13];&quot;&quot;)" office:value-type="string" office:string-value="Defines subsystem folder structure" calcext:value-type="string">
            <text:p>Defines subsystem folder structure</text:p>
          </table:table-cell>
          <table:table-cell table:style-name="ce7" table:formula="of:=IF(LEN([StructureEdit.S13])&gt;0;[StructureEdit.S13];&quot;&quot;)" office:value-type="string" office:string-value="Defines product folder structure" calcext:value-type="string">
            <text:p>Defines product folder structure</text:p>
          </table:table-cell>
          <table:table-cell table:style-name="ce7" table:formula="of:=IF(LEN([.T13])&gt;0;VLOOKUP([.T13];[$Templates.$A$2:.$H$100];7;0);&quot;&quot;)" office:value-type="string" office:string-value="../templates/df_folder_prd.ods" calcext:value-type="string">
            <text:p>../templates/df_folder_prd.ods</text:p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9_SubSystems" calcext:value-type="string">
            <text:p>09_SubSystems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 office:value-type="string" office:string-value="/09_SubSystems/df_list.ods" calcext:value-type="string">
            <text:p>/09_SubSystems/df_list.ods</text:p>
          </table:table-cell>
          <table:table-cell table:style-name="ce14" table:formula="of:=IF(LEN([StructureEdit.T14])&gt;0;[StructureEdit.T14];&quot;&quot;)" office:value-type="string" office:string-value="List of subsystems" calcext:value-type="string">
            <text:p>List of subsystems</text:p>
          </table:table-cell>
          <table:table-cell table:style-name="ce7" table:formula="of:=IF(LEN([StructureEdit.S14])&gt;0;[StructureEdit.S14];&quot;&quot;)" office:value-type="string" office:string-value="List of products" calcext:value-type="string">
            <text:p>List of products</text:p>
          </table:table-cell>
          <table:table-cell table:style-name="ce7" table:formula="of:=IF(LEN([.T14])&gt;0;VLOOKUP([.T14];[$Templates.$A$2:.$H$100];7;0);&quot;&quot;)" office:value-type="string" office:string-value="../templates/df_list_prd.ods" calcext:value-type="string">
            <text:p>../templates/df_list_prd.ods</text:p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9_SubSystems" calcext:value-type="string">
            <text:p>09_SubSystems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9_SubSystems" calcext:value-type="string">
            <text:p>09_SubSystems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9_SubSystems" calcext:value-type="string">
            <text:p>09_SubSystems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9_SubSystems" calcext:value-type="string">
            <text:p>09_SubSystems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9_SubSystems" calcext:value-type="string">
            <text:p>09_SubSystems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9_SubSystems" calcext:value-type="string">
            <text:p>09_SubSystems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9_SubSystems" calcext:value-type="string">
            <text:p>09_SubSystems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9_SubSystems" calcext:value-type="string">
            <text:p>09_SubSystems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9_SubSystems" calcext:value-type="string">
            <text:p>09_SubSystems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9_SubSystems" calcext:value-type="string">
            <text:p>09_SubSystems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9_SubSystems" calcext:value-type="string">
            <text:p>09_SubSystems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9_SubSystems" calcext:value-type="string">
            <text:p>09_SubSystems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9_SubSystems" calcext:value-type="string">
            <text:p>09_SubSystems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9_SubSystems" calcext:value-type="string">
            <text:p>09_SubSystems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9_SubSystems" calcext:value-type="string">
            <text:p>09_SubSystems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9_SubSystems" calcext:value-type="string">
            <text:p>09_SubSystems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9_SubSystems" calcext:value-type="string">
            <text:p>09_SubSystems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9_SubSystems" calcext:value-type="string">
            <text:p>09_SubSystems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9_SubSystems" calcext:value-type="string">
            <text:p>09_SubSystems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9_SubSystems" calcext:value-type="string">
            <text:p>09_SubSystems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9_SubSystems" calcext:value-type="string">
            <text:p>09_SubSystems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9_SubSystems" calcext:value-type="string">
            <text:p>09_SubSystems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9_SubSystems" calcext:value-type="string">
            <text:p>09_SubSystems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9_SubSystems" calcext:value-type="string">
            <text:p>09_SubSystems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9_SubSystems" calcext:value-type="string">
            <text:p>09_SubSystems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9_SubSystems" calcext:value-type="string">
            <text:p>09_SubSystems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9_SubSystems" calcext:value-type="string">
            <text:p>09_SubSystems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9_SubSystems" calcext:value-type="string">
            <text:p>09_SubSystems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9_SubSystems" calcext:value-type="string">
            <text:p>09_SubSystems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9_SubSystems" calcext:value-type="string">
            <text:p>09_SubSystems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9_SubSystems" calcext:value-type="string">
            <text:p>09_SubSystems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9_SubSystems" calcext:value-type="string">
            <text:p>09_SubSystems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9_SubSystems" calcext:value-type="string">
            <text:p>09_SubSystems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9_SubSystems" calcext:value-type="string">
            <text:p>09_SubSystems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9_SubSystems" calcext:value-type="string">
            <text:p>09_SubSystems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9_SubSystems" calcext:value-type="string">
            <text:p>09_SubSystems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9_SubSystems" calcext:value-type="string">
            <text:p>09_SubSystems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9_SubSystems" calcext:value-type="string">
            <text:p>09_SubSystems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9_SubSystems" calcext:value-type="string">
            <text:p>09_SubSystems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9_SubSystems" calcext:value-type="string">
            <text:p>09_SubSystems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9_SubSystems" calcext:value-type="string">
            <text:p>09_SubSystems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9_SubSystems" calcext:value-type="string">
            <text:p>09_SubSystems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9_SubSystems" calcext:value-type="string">
            <text:p>09_SubSystems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9_SubSystems" calcext:value-type="string">
            <text:p>09_SubSystems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9_SubSystems" calcext:value-type="string">
            <text:p>09_SubSystems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9_SubSystems" calcext:value-type="string">
            <text:p>09_SubSystems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9_SubSystems" calcext:value-type="string">
            <text:p>09_SubSystems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9_SubSystems" calcext:value-type="string">
            <text:p>09_SubSystems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9_SubSystems" calcext:value-type="string">
            <text:p>09_SubSystems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9_SubSystems" calcext:value-type="string">
            <text:p>09_SubSystems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9_SubSystems" calcext:value-type="string">
            <text:p>09_SubSystems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9_SubSystems" calcext:value-type="string">
            <text:p>09_SubSystems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9_SubSystems" calcext:value-type="string">
            <text:p>09_SubSystems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9_SubSystems" calcext:value-type="string">
            <text:p>09_SubSystems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9_SubSystems" calcext:value-type="string">
            <text:p>09_SubSystems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9_SubSystems" calcext:value-type="string">
            <text:p>09_SubSystems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9_SubSystems" calcext:value-type="string">
            <text:p>09_SubSystems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9_SubSystems" calcext:value-type="string">
            <text:p>09_SubSystems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9_SubSystems" calcext:value-type="string">
            <text:p>09_SubSystems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9_SubSystems" calcext:value-type="string">
            <text:p>09_SubSystems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9_SubSystems" calcext:value-type="string">
            <text:p>09_SubSystems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9_SubSystems" calcext:value-type="string">
            <text:p>09_SubSystems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9_SubSystems" calcext:value-type="string">
            <text:p>09_SubSystems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9_SubSystems" calcext:value-type="string">
            <text:p>09_SubSystems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9_SubSystems" calcext:value-type="string">
            <text:p>09_SubSystems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9_SubSystems" calcext:value-type="string">
            <text:p>09_SubSystems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9_SubSystems" calcext:value-type="string">
            <text:p>09_SubSystems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9_SubSystems" calcext:value-type="string">
            <text:p>09_SubSystems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9_SubSystems" calcext:value-type="string">
            <text:p>09_SubSystems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9_SubSystems" calcext:value-type="string">
            <text:p>09_SubSystems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9_SubSystems" calcext:value-type="string">
            <text:p>09_SubSystems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9_SubSystems" calcext:value-type="string">
            <text:p>09_SubSystems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9_SubSystems" calcext:value-type="string">
            <text:p>09_SubSystems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9_SubSystems" calcext:value-type="string">
            <text:p>09_SubSystems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9_SubSystems" calcext:value-type="string">
            <text:p>09_SubSystems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9_SubSystems" calcext:value-type="string">
            <text:p>09_SubSystems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9_SubSystems" calcext:value-type="string">
            <text:p>09_SubSystems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9_SubSystems" calcext:value-type="string">
            <text:p>09_SubSystems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9_SubSystems" calcext:value-type="string">
            <text:p>09_SubSystems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9_SubSystems" calcext:value-type="string">
            <text:p>09_SubSystems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9_SubSystems" calcext:value-type="string">
            <text:p>09_SubSystems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9_SubSystems" calcext:value-type="string">
            <text:p>09_SubSystems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9_SubSystems" calcext:value-type="string">
            <text:p>09_SubSystems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9_SubSystems" calcext:value-type="string">
            <text:p>09_SubSystems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9_SubSystems" calcext:value-type="string">
            <text:p>09_SubSystems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9_SubSystems" calcext:value-type="string">
            <text:p>09_SubSystems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9_SubSystems" calcext:value-type="string">
            <text:p>09_SubSystems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09:12.9068360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nto Vaz Cedillo</meta:initial-creator>
    <meta:creation-date>2006-09-16T00:00:00</meta:creation-date>
    <dc:date>2017-06-10T17:18:56.892114779</dc:date>
    <meta:generator>LibreOffice/5.2.5.1$Linux_X86_64 LibreOffice_project/20m0$Build-1</meta:generator>
    <meta:editing-duration>PT4H28M43S</meta:editing-duration>
    <meta:editing-cycles>65</meta:editing-cycles>
    <meta:document-statistic meta:table-count="4" meta:cell-count="22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